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140147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15ed5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fo:font-weight="normal" officeooo:rsid="0015ed5d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1pt" officeooo:rsid="0015ed5d" officeooo:paragraph-rsid="0015ed5d" style:font-size-asian="11pt" style:font-size-complex="11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2663db" style:font-size-asian="11pt" style:font-size-complex="11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194f07" style:font-size-asian="11pt" style:font-size-complex="11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1a96f8" style:font-size-asian="11pt" style:font-size-complex="11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2229c3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326981" style:font-size-asian="11pt" style:font-size-complex="11pt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1pt" officeooo:rsid="00306c30" officeooo:paragraph-rsid="00306c30" style:font-size-asian="11pt" style:font-size-complex="11pt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1pt" fo:font-style="normal" officeooo:rsid="001ba03b" officeooo:paragraph-rsid="001ba03b" style:font-size-asian="11pt" style:font-style-asian="normal" style:font-size-complex="11pt" style:font-style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2c6836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000000" fo:font-size="11pt" officeooo:rsid="00194f07" officeooo:paragraph-rsid="00194f07" style:font-size-asian="11pt" style:font-size-complex="11pt"/>
    </style:style>
    <style:style style:name="P16" style:family="paragraph" style:parent-style-name="Text_20_body" style:list-style-name="L2">
      <style:paragraph-properties fo:text-align="justify" style:justify-single-word="false"/>
      <style:text-properties fo:color="#000000" style:font-name="Arial1" fo:font-size="11pt" fo:font-style="normal" fo:font-weight="bold" officeooo:rsid="001ba03b" officeooo:paragraph-rsid="001ba03b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94f07" officeooo:paragraph-rsid="00194f07" style:font-size-asian="11pt" style:font-size-complex="11pt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font-style="normal" fo:font-weight="normal" officeooo:paragraph-rsid="002852db" style:font-size-asian="11pt" style:font-size-complex="11pt"/>
    </style:style>
    <style:style style:name="P22" style:family="paragraph" style:parent-style-name="Text_20_body" style:list-style-name="L3">
      <style:paragraph-properties fo:text-align="justify" style:justify-single-word="false"/>
      <style:text-properties fo:color="#3333ff" fo:font-size="11pt" officeooo:rsid="001e629d" officeooo:paragraph-rsid="001e629d" style:font-size-asian="11pt" style:font-size-complex="11pt"/>
    </style:style>
    <style:style style:name="P23" style:family="paragraph" style:parent-style-name="Heading_20_2">
      <style:text-properties fo:font-size="14pt" style:font-size-asian="14pt" style:font-size-complex="14pt"/>
    </style:style>
    <style:style style:name="P24" style:family="paragraph" style:parent-style-name="Heading_20_2">
      <style:text-properties fo:font-size="14pt" officeooo:rsid="0015ed5d" officeooo:paragraph-rsid="0015ed5d" style:font-size-asian="14pt" style:font-size-complex="14pt"/>
    </style:style>
    <style:style style:name="P25" style:family="paragraph" style:parent-style-name="Heading_20_2">
      <style:text-properties fo:font-size="14pt" officeooo:rsid="00194f07" officeooo:paragraph-rsid="00194f07" style:font-size-asian="14pt" style:font-size-complex="14pt"/>
    </style:style>
    <style:style style:name="T1" style:family="text">
      <style:text-properties officeooo:rsid="0015e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d5d" style:font-weight-asian="bold" style:font-weight-complex="bold"/>
    </style:style>
    <style:style style:name="T4" style:family="text">
      <style:text-properties fo:font-weight="normal" officeooo:rsid="0015ed5d" style:font-weight-asian="normal" style:font-weight-complex="normal"/>
    </style:style>
    <style:style style:name="T5" style:family="text">
      <style:text-properties fo:font-weight="normal" officeooo:rsid="002ab938" style:font-weight-asian="normal" style:font-weight-complex="normal"/>
    </style:style>
    <style:style style:name="T6" style:family="text">
      <style:text-properties fo:font-weight="normal" officeooo:rsid="002ec7eb" style:font-weight-asian="normal" style:font-weight-complex="normal"/>
    </style:style>
    <style:style style:name="T7" style:family="text">
      <style:text-properties officeooo:rsid="00178d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6cab" style:font-style-asian="italic" style:font-style-complex="italic"/>
    </style:style>
    <style:style style:name="T10" style:family="text">
      <style:text-properties fo:font-style="italic" officeooo:rsid="00326981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c6cab"/>
    </style:style>
    <style:style style:name="T13" style:family="text">
      <style:text-properties officeooo:rsid="0020542e"/>
    </style:style>
    <style:style style:name="T14" style:family="text">
      <style:text-properties officeooo:rsid="002229c3"/>
    </style:style>
    <style:style style:name="T15" style:family="text">
      <style:text-properties fo:font-variant="normal" fo:text-transform="none" style:font-name="Arial1" fo:letter-spacing="normal" fo:font-style="normal" fo:font-weight="normal"/>
    </style:style>
    <style:style style:name="T16" style:family="text">
      <style:text-properties fo:font-variant="normal" fo:text-transform="non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letter-spacing="normal" fo:font-weight="normal" style:font-weight-asian="normal" style:font-weight-complex="normal"/>
    </style:style>
    <style:style style:name="T18" style:family="text">
      <style:text-properties fo:font-variant="normal" fo:text-transform="none" fo:letter-spacing="normal" fo:font-weight="normal" officeooo:rsid="002c6836" style:font-weight-asian="normal" style:font-weight-complex="normal"/>
    </style:style>
    <style:style style:name="T19" style:family="text">
      <style:text-properties fo:font-variant="normal" fo:text-transform="none" fo:letter-spacing="normal" fo:font-weight="normal" officeooo:rsid="00326981" style:font-weight-asian="normal" style:font-weight-complex="normal"/>
    </style:style>
    <style:style style:name="T20" style:family="text">
      <style:text-properties fo:letter-spacing="normal" officeooo:rsid="002852db" style:font-weight-asian="normal" style:font-weight-complex="normal"/>
    </style:style>
    <style:style style:name="T21" style:family="text">
      <style:text-properties fo:font-size="11pt" officeooo:rsid="00194f07" style:font-size-asian="11pt" style:font-size-complex="11pt"/>
    </style:style>
    <style:style style:name="T22" style:family="text">
      <style:text-properties fo:font-size="11pt" officeooo:rsid="002c6836" style:font-size-asian="11pt" style:font-size-complex="11pt"/>
    </style:style>
    <style:style style:name="T23" style:family="text">
      <style:text-properties officeooo:rsid="002663db"/>
    </style:style>
    <style:style style:name="T24" style:family="text">
      <style:text-properties officeooo:rsid="002852db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852db" style:font-weight-asian="normal" style:font-weight-complex="normal"/>
    </style:style>
    <style:style style:name="T27" style:family="text">
      <style:text-properties officeooo:rsid="002a1f6b"/>
    </style:style>
    <style:style style:name="T28" style:family="text">
      <style:text-properties officeooo:rsid="002ab938"/>
    </style:style>
    <style:style style:name="T29" style:family="text">
      <style:text-properties officeooo:rsid="002c6836"/>
    </style:style>
    <style:style style:name="T30" style:family="text">
      <style:text-properties officeooo:rsid="002e5153"/>
    </style:style>
    <style:style style:name="T31" style:family="text">
      <style:text-properties officeooo:rsid="002ec7eb"/>
    </style:style>
    <style:style style:name="T32" style:family="text">
      <style:text-properties officeooo:rsid="003269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Descrição do Aplicativo</text:h>
      <text:p text:style-name="P1"/>
      <text:p text:style-name="P2"><text:tab/>O aplicativo <text:span text:style-name="T12">intitulado </text:span><text:span text:style-name="T9">MaBiBookz</text:span> consiste na troca e doações de livros, onde o foco para recebê-los são instituições públicas e projetos de inclusão, sendo estas bibliotecas, escolas em geral, creches e etc. </text:p>
      <text:p text:style-name="P3"><text:tab/><text:span text:style-name="T1">Entrando no </text:span><text:span text:style-name="T9">MaBiBookz</text:span><text:span text:style-name="T1">, a instituição fará um cadastro </text:span><text:span text:style-name="T3">bem específico </text:span><text:span text:style-name="T4">contendo informações que possam ajudar </text:span><text:span text:style-name="T5">o usuário, </text:span><text:span text:style-name="T4">quando houver interesse em doar ou receber algum livro. Por exemplo, caso uma instituição trabalhe apenas com crianças de 3 a 6 anos, não faria sentido receber livros </text:span><text:span text:style-name="T6">de autores </text:span><text:span text:style-name="T4">como Machado de Assis, e sim, livros de contos próprios para essa </text:span><text:span text:style-name="T6">faixa etária</text:span><text:span text:style-name="T4">. Essas informações serviriam para que tais erros não ocorr</text:span><text:span text:style-name="T6">esse</text:span><text:span text:style-name="T4">m. As instituições cadastradas podem especificar os tipos de livros que desejam receber, tendo abertura para literatura em geral, livros infantis, materiais didáticos e etc.</text:span></text:p>
      <text:p text:style-name="P5"/>
      <text:h text:style-name="P24" text:outline-level="2">Requisitos Não Funcionais </text:h>
      <text:p text:style-name="P4"/>
      <text:list xml:id="list6499486109799977833" text:style-name="L1">
        <text:list-item>
          <text:p text:style-name="P6">Protocolos – <text:span text:style-name="T7">HTTP, HTTPs, SMTP, IRC, POP3, IMAP e SNMP;</text:span></text:p>
        </text:list-item>
        <text:list-item>
          <text:p text:style-name="P7">O sistema dev<text:span text:style-name="T23">erá ter v</text:span>ersão Mobile e Desktop;</text:p>
        </text:list-item>
        <text:list-item>
          <text:p text:style-name="P8">Linguage<text:span text:style-name="T24">ns</text:span> de programação;</text:p>
        </text:list-item>
        <text:list-item>
          <text:p text:style-name="P14"><text:span text:style-name="T21">O sistema deve ter baixo tempo de resposta, </text:span><text:span text:style-name="T22">até </text:span><text:span text:style-name="T16">3 segundos</text:span><text:span text:style-name="T21">;</text:span></text:p>
        </text:list-item>
        <text:list-item>
          <text:p text:style-name="P15"><text:span text:style-name="T15">A usabilidade do sistema deve ser de fácil aprendizagem;</text:span> </text:p>
        </text:list-item>
        <text:list-item>
          <text:p text:style-name="P17"><text:span text:style-name="T23">Todos os</text:span> usuários deverão ter <text:span text:style-name="T30">acesso às algumas </text:span>informações <text:span text:style-name="T23">das instituições, ex: e-mail, logradouro, etc</text:span>;</text:p>
        </text:list-item>
        <text:list-item>
          <text:p text:style-name="P18">Informações pessoais dos usuários não podem ser vistas pelos <text:span text:style-name="T24">não </text:span>operadores do sistema; </text:p>
        </text:list-item>
        <text:list-item>
          <text:p text:style-name="P21"><text:span text:style-name="T20">O sistema funcionará com a ferramenta de Cálculos</text:span><text:span text:style-name="T25"> Remoto</text:span><text:span text:style-name="T26">s</text:span><text:span text:style-name="T25"> de Preços e Prazos </text:span><text:span text:style-name="T26">dos Correios;</text:span></text:p>
        </text:list-item>
        <text:list-item>
          <text:p text:style-name="P18">O <text:span text:style-name="T27">sistema</text:span> será disponibilizado em <text:span text:style-name="T27">português</text:span>, mas permiti<text:span text:style-name="T27">ndo</text:span> que versões em <text:span text:style-name="T27">outras línguas</text:span> possam ser produzidas sem necessidade de ter acesso ao código fonte;</text:p>
        </text:list-item>
        <text:list-item>
          <text:p text:style-name="P18">Suporte ao <text:span text:style-name="T27">usuário</text:span> será feito através d<text:span text:style-name="T27">o</text:span> site We<text:span text:style-name="T27">b ou e-mail;</text:span></text:p>
        </text:list-item>
        <text:list-item>
          <text:p text:style-name="P18">Compatibilidade com sistemas operacionais Windows,<text:span text:style-name="T28"> </text:span>Linux, <text:span text:style-name="T28">IOS e Android</text:span>;</text:p>
        </text:list-item>
        <text:list-item>
          <text:p text:style-name="P18">O sistema deve ser implementado <text:span text:style-name="T29">c</text:span>om banco de dados;</text:p>
        </text:list-item>
        <text:list-item>
          <text:p text:style-name="P18">O sistema deve permitir a inclusão, alteração e remoção de <text:span text:style-name="T29">usadores</text:span> com os seguintes atributos: nome, endereço, cidade, etc);</text:p>
        </text:list-item>
        <text:list-item>
          <text:p text:style-name="P18">Cada <text:span text:style-name="T29">envio</text:span> tem um único identificador;</text:p>
          <text:p text:style-name="P19"/>
          <text:p text:style-name="P15"><text:soft-page-break/></text:p>
        </text:list-item>
      </text:list>
      <text:h text:style-name="P25" text:outline-level="2">Requisitos Funcionais</text:h>
      <text:list xml:id="list7811666508636518309" text:style-name="L2">
        <text:list-header>
          <text:p text:style-name="P9"/>
        </text:list-header>
        <text:list-item>
          <text:p text:style-name="P9">Botão de login com e-mail e senha do<text:span text:style-name="T32">s</text:span> us<text:span text:style-name="T32">adores,</text:span> para acess<text:span text:style-name="T14">o</text:span> <text:span text:style-name="T14">a conta/perfil do</text:span> <text:span text:style-name="T9">MaBiBookz</text:span>;</text:p>
        </text:list-item>
        <text:list-item>
          <text:p text:style-name="P12"><text:span text:style-name="T32">O</text:span>s <text:span text:style-name="T32">usador</text:span>es poderão adicionar fotos ao seu perfil para mostrar o trabalho que fazem e para que <text:span text:style-name="T32">os</text:span> usuário<text:span text:style-name="T32">s</text:span> interessados, possam doar os livros propriamente;</text:p>
        </text:list-item>
        <text:list-item>
          <text:p text:style-name="P10">Cadastro da conta do<text:span text:style-name="T32">s</text:span> us<text:span text:style-name="T32">adores</text:span>, para acessar as funcionalidades do <text:span text:style-name="T9">MaBiBookz</text:span> contendo e-mail, senha, logradouro, e número para contato;</text:p>
        </text:list-item>
        <text:list-item>
          <text:p text:style-name="P9"><text:span text:style-name="T32">Página</text:span> de <text:span text:style-name="T32">doações</text:span>, para encontrar livros desejados ou instituições que precisem dos mesmos;</text:p>
        </text:list-item>
        <text:list-item>
          <text:p text:style-name="P11">Botão de compartilhar <text:span text:style-name="T13">nas redes sociais,</text:span> para divulgar instituições necessitadas;</text:p>
        </text:list-item>
        <text:list-item>
          <text:p text:style-name="P13">Tela de rastreio d<text:span text:style-name="T14">e livros enviados</text:span>, contendo os códigos de envio dos livros <text:span text:style-name="T14">para o monitoramento da entrega</text:span>;</text:p>
        </text:list-item>
        <text:list-item>
          <text:p text:style-name="P13">Chat, para diálogo entre <text:span text:style-name="T32">usadores</text:span>, para que possam <text:span text:style-name="T31">confirmar</text:span> os livros certos a <text:span text:style-name="T14">serem</text:span> envia<text:span text:style-name="T14">dos</text:span> ou pedi<text:span text:style-name="T14">dos;</text:span></text:p>
        </text:list-item>
        <text:list-item>
          <text:p text:style-name="P20">O Sistema deve emitir um relatório de <text:span text:style-name="T28">entrega</text:span> por <text:span text:style-name="T28">e-mail;</text:span></text:p>
        </text:list-item>
        <text:list-item>
          <text:p text:style-name="P16"><text:span text:style-name="T17">O</text:span><text:span text:style-name="T18">s</text:span><text:span text:style-name="T17"> </text:span><text:span text:style-name="T18">us</text:span><text:span text:style-name="T19">adores</text:span><text:span text:style-name="T18"> cadastrad</text:span><text:span text:style-name="T19">o</text:span><text:span text:style-name="T18">s</text:span><text:span text:style-name="T17"> pode</text:span><text:span text:style-name="T18">m</text:span><text:span text:style-name="T17"> consultar seus dados no sistema;</text:span></text:p>
        </text:list-item>
      </text:list>
      <text:list xml:id="list4495083724402587807" text:style-name="L3">
        <text:list-header>
          <text:p text:style-name="P22"/>
          <text:p text:style-name="P22">https://cacoo.com/diagrams/4cJsqAgzJE5Cf5O6</text:p>
        </text:list-header>
      </text:list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1:12.687541061</meta:creation-date>
    <meta:generator>LibreOffice/5.1.4.2$Linux_X86_64 LibreOffice_project/10m0$Build-2</meta:generator>
    <dc:date>2018-02-26T10:39:21.828843582</dc:date>
    <meta:editing-duration>PT1H5M56S</meta:editing-duration>
    <meta:editing-cycles>12</meta:editing-cycles>
    <meta:document-statistic meta:table-count="0" meta:image-count="0" meta:object-count="0" meta:page-count="2" meta:paragraph-count="33" meta:word-count="458" meta:character-count="2877" meta:non-whitespace-character-count="2466"/>
  </office:meta>
</office:document-meta>
</file>